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99ff66"/>
      <style:paragraph-properties fo:border="0.03pt solid #000000"/>
    </style:style>
    <style:style style:name="ce3" style:family="table-cell">
      <loext:graphic-properties draw:fill-color="#ff9999"/>
      <style:paragraph-properties fo:border="0.03pt solid #000000"/>
    </style:style>
    <style:style style:name="ce4" style:family="table-cell">
      <loext:graphic-properties draw:fill-color="#99ccff"/>
      <style:paragraph-properties fo:border="0.03pt solid #000000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standard" draw:layer="layout" svg:width="14.098cm" svg:height="11.998cm" svg:x="7.1cm" svg:y="4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3:29:36.307970551</meta:creation-date>
    <dc:date>2017-10-01T16:53:54.114612000</dc:date>
    <meta:editing-duration>PT2H1M47S</meta:editing-duration>
    <meta:editing-cycles>4</meta:editing-cycles>
    <meta:generator>LibreOffice/5.2.1.2$MacOSX_X86_64 LibreOffice_project/31dd62db80d4e60af04904455ec9c9219178d620</meta:generator>
    <meta:document-statistic meta:object-count="24"/>
  </office:meta>
</office:document-meta>
</file>